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34pt"/>
    </style:style>
    <style:style style:name="co3" style:family="table-column">
      <style:table-column-properties fo:break-before="auto" style:column-width="10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color="#ff3333" fo:font-weight="bold" style:font-weight-asian="bold" style:font-weight-complex="bold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SP430FR2433IRGE VQFN-24 Package</text:p>
          </table:table-cell>
          <table:covered-table-cell/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ST/NMI/<text:span text:style-name="T1">SBWTDIO</text:span></text:p>
          </table:table-cell>
          <table:table-cell office:value-type="string" calcext:value-type="string">
            <text:p>Programming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ST/<text:span text:style-name="T1">SBWTCK</text:span></text:p>
          </table:table-cell>
          <table:table-cell office:value-type="string" calcext:value-type="string">
            <text:p>Programming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1.4/<text:span text:style-name="T1">UCA0TXD</text:span>/UCA0SIMO/TA1.2/TCK/A4/VREF+</text:p>
          </table:table-cell>
          <table:table-cell office:value-type="string" calcext:value-type="string">
            <text:p>UART TX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1.5/<text:span text:style-name="T1">UCA0RXD</text:span>/UCA0SOMI/TA1.1/TMS/A5</text:p>
          </table:table-cell>
          <table:table-cell office:value-type="string" calcext:value-type="string">
            <text:p>UART RX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P1.6</text:span>/UCA0CLK/TA1CLK/TDI/TCLK/A6</text:p>
          </table:table-cell>
          <table:table-cell office:value-type="string" calcext:value-type="string">
            <text:p>Radio GDO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P1.7</text:span>/UCA0STE/SMCLK/TDO/A7</text:p>
          </table:table-cell>
          <table:table-cell office:value-type="string" calcext:value-type="string">
            <text:p>Radio Chip Select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P1.0</text:span>/UCB0STE/TA0CLK/A0/Veref+</text:p>
          </table:table-cell>
          <table:table-cell office:value-type="string" calcext:value-type="string">
            <text:p>Radio Interrupt GDO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P1.1</text:span>/UCB0CLK/TA0.1/A1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1.2/UCB0SIMO/<text:span text:style-name="T1">UCB0SDA</text:span>/TA0.2/A2/Veref-</text:p>
          </table:table-cell>
          <table:table-cell office:value-type="string" calcext:value-type="string">
            <text:p>I2C SDA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1.3/UCB0SOMI/<text:span text:style-name="T1">UCB0SCL</text:span>/MCLK/A3</text:p>
          </table:table-cell>
          <table:table-cell table:style-name="ce4" office:value-type="string" calcext:value-type="string">
            <text:p>I2C SCL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2.2/SYNC/ACLK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P3.0</text:p>
          </table:table-cell>
          <table:table-cell office:value-type="string" calcext:value-type="string">
            <text:p>LED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P2.3</text:p>
          </table:table-cell>
          <table:table-cell office:value-type="string" calcext:value-type="string">
            <text:p>LED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P3.1</text:span>/UCA1STE</text:p>
          </table:table-cell>
          <table:table-cell office:value-type="string" calcext:value-type="string">
            <text:p>LED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2.4/<text:span text:style-name="T1">UCA1CLK</text:span></text:p>
          </table:table-cell>
          <table:table-cell office:value-type="string" calcext:value-type="string">
            <text:p>SPI CLK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2.5/UCA1RXD/<text:span text:style-name="T1">UCA1SOMI</text:span></text:p>
          </table:table-cell>
          <table:table-cell office:value-type="string" calcext:value-type="string">
            <text:p>SPI MISO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2.6/UCA1TXD/<text:span text:style-name="T1">UCA1SIMO</text:span></text:p>
          </table:table-cell>
          <table:table-cell office:value-type="string" calcext:value-type="string">
            <text:p>SPI MOSI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DVSS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2.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3.2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2.0/<text:span text:style-name="T1">XOUT</text:span>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2.1/<text:span text:style-name="T1">XIN</text:span>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DVSS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DVCC</text:p>
          </table:table-cell>
          <table:table-cell office:value-type="string" calcext:value-type="string">
            <text:p>VD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11:17:29.0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5:41:30.971000000</meta:creation-date>
    <meta:generator>LibreOffice/5.1.5.2$Windows_x86 LibreOffice_project/7a864d8825610a8c07cfc3bc01dd4fce6a9447e5</meta:generator>
    <dc:date>2018-07-27T14:40:21.495000000</dc:date>
    <meta:editing-duration>P2DT3H56M57S</meta:editing-duration>
    <meta:editing-cycles>7</meta:editing-cycles>
    <meta:document-statistic meta:table-count="1" meta:cell-count="70" meta:object-count="0"/>
  </office:meta>
</office:document-meta>
</file>